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TextCoperta" style:master-page-name="MPF0" style:family="paragraph">
      <style:paragraph-properties fo:break-before="page"/>
    </style:style>
    <style:style style:name="P3" style:parent-style-name="TextCoperta" style:family="paragraph">
      <style:paragraph-properties fo:text-align="center"/>
      <style:text-properties fo:font-weight="bold" style:font-weight-asian="bold" style:font-weight-complex="bold" fo:color="#000000" fo:font-size="28pt" style:font-size-asian="28pt" style:font-size-complex="28pt"/>
    </style:style>
    <style:style style:name="P4" style:parent-style-name="TextCoperta" style:family="paragraph">
      <style:paragraph-properties fo:text-align="center"/>
      <style:text-properties fo:font-weight="bold" style:font-weight-asian="bold" style:font-weight-complex="bold" fo:color="#000000" fo:font-size="28pt" style:font-size-asian="28pt" style:font-size-complex="28pt"/>
    </style:style>
    <style:style style:name="P5" style:parent-style-name="TextCoperta" style:family="paragraph">
      <style:paragraph-properties fo:margin-left="0in">
        <style:tab-stops/>
      </style:paragraph-properties>
    </style:style>
    <style:style style:name="P6" style:parent-style-name="TextCoperta" style:family="paragraph">
      <style:paragraph-properties fo:text-align="center"/>
      <style:text-properties fo:font-weight="bold" style:font-weight-asian="bold" style:font-weight-complex="bold" fo:color="#000000" fo:font-size="28pt" style:font-size-asian="28pt" style:font-size-complex="28pt"/>
    </style:style>
    <style:style style:name="P7" style:parent-style-name="TextCoperta" style:family="paragraph">
      <style:paragraph-properties fo:text-align="center"/>
      <style:text-properties fo:font-size="18pt" style:font-size-asian="18pt" style:font-size-complex="18pt"/>
    </style:style>
    <style:style style:name="P8" style:parent-style-name="TextCoperta" style:family="paragraph">
      <style:paragraph-properties fo:text-align="center"/>
      <style:text-properties style:font-size-complex="16pt"/>
    </style:style>
    <style:style style:name="P9" style:parent-style-name="TextCoperta" style:family="paragraph">
      <style:paragraph-properties fo:text-align="center"/>
      <style:text-properties style:font-size-complex="16pt"/>
    </style:style>
    <style:style style:name="P10" style:parent-style-name="TextCoperta" style:family="paragraph">
      <style:paragraph-properties fo:text-align="center"/>
      <style:text-properties style:font-size-complex="16pt"/>
    </style:style>
    <style:style style:name="T11" style:parent-style-name="DefaultParagraphFont" style:family="text">
      <style:text-properties fo:color="#000000"/>
    </style:style>
    <style:style style:name="P12" style:parent-style-name="TextCoperta" style:family="paragraph">
      <style:paragraph-properties fo:text-align="end"/>
    </style:style>
    <style:style style:name="P13" style:parent-style-name="TextCoperta" style:family="paragraph">
      <style:paragraph-properties fo:text-align="end"/>
      <style:text-properties fo:color="#000000"/>
    </style:style>
    <style:style style:name="P14" style:parent-style-name="TextCoperta" style:family="paragraph">
      <style:paragraph-properties fo:text-align="end"/>
      <style:text-properties fo:color="#000000"/>
    </style:style>
    <style:style style:name="P15" style:parent-style-name="Standard" style:master-page-name="MPF1" style:family="paragraph">
      <style:paragraph-properties fo:break-before="page"/>
    </style:style>
    <style:style style:name="P17" style:parent-style-name="ContentsHeading" style:family="paragraph">
      <style:paragraph-properties>
        <style:tab-stops>
          <style:tab-stop style:type="right" style:leader-style="dotted" style:leader-text="." style:position="6.5319in"/>
        </style:tab-stops>
      </style:paragraph-properties>
    </style:style>
    <style:style style:name="P18" style:parent-style-name="Contents5" style:family="paragraph">
      <style:paragraph-properties>
        <style:tab-stops>
          <style:tab-stop style:type="right" style:leader-style="dotted" style:leader-text="." style:position="6.4965in"/>
        </style:tab-stops>
      </style:paragraph-properties>
    </style:style>
    <style:style style:name="P19" style:parent-style-name="Normal" style:family="paragraph">
      <style:paragraph-properties fo:break-before="page"/>
      <style:text-properties fo:color="#000000" fo:font-size="18pt" style:font-size-asian="18pt" style:font-size-complex="18pt" fo:hyphenate="true"/>
    </style:style>
    <style:style style:name="P20" style:parent-style-name="TextDeclaratie" style:family="paragraph">
      <style:paragraph-properties fo:text-align="center"/>
      <style:text-properties fo:font-weight="bold" style:font-weight-asian="bold" fo:color="#000000" fo:font-size="16pt" style:font-size-asian="16pt" style:font-size-complex="18pt"/>
    </style:style>
    <style:style style:name="P21" style:parent-style-name="TextDeclaratie" style:family="paragraph">
      <style:paragraph-properties fo:text-align="center"/>
    </style:style>
    <style:style style:name="P22" style:parent-style-name="TextDeclaratie" style:family="paragraph">
      <style:paragraph-properties fo:text-align="center"/>
      <style:text-properties fo:font-weight="bold" style:font-weight-asian="bold" fo:font-size="14pt" style:font-size-asian="14pt" style:font-size-complex="20pt"/>
    </style:style>
    <style:style style:name="P23" style:parent-style-name="Textbody" style:family="paragraph">
      <style:paragraph-properties fo:margin-bottom="0.1965in" fo:text-indent="0.4923in"/>
    </style:style>
    <style:style style:name="P24" style:parent-style-name="Textbody" style:family="paragraph">
      <style:paragraph-properties fo:margin-bottom="0.1965in" fo:text-indent="0.4923in"/>
    </style:style>
    <style:style style:name="P25" style:parent-style-name="Textbody" style:family="paragraph">
      <style:paragraph-properties fo:margin-bottom="0.1965in" fo:text-indent="0.4923in"/>
    </style:style>
    <style:style style:name="P26" style:parent-style-name="Textbody" style:family="paragraph">
      <style:paragraph-properties fo:margin-bottom="0.1965in" fo:text-indent="0.4923in"/>
    </style:style>
    <style:style style:name="P27" style:parent-style-name="Textbody" style:family="paragraph">
      <style:paragraph-properties fo:margin-bottom="0.1965in" fo:text-indent="0.4923in"/>
    </style:style>
    <style:style style:name="P28" style:parent-style-name="Textbody" style:family="paragraph">
      <style:paragraph-properties fo:margin-bottom="0.1965in" fo:text-indent="0.4923in"/>
    </style:style>
    <style:style style:name="P29" style:parent-style-name="Capitol" style:master-page-name="MP2" style:family="paragraph">
      <style:paragraph-properties fo:break-before="page" fo:margin-left="0.5in" fo:text-indent="0in" style:page-number="1">
        <style:tab-stops/>
      </style:paragraph-properties>
      <style:text-properties style:use-window-font-color="true" fo:font-size="12pt" style:font-size-asian="12pt"/>
    </style:style>
    <style:style style:name="P33" style:parent-style-name="_TEXT" style:family="paragraph">
      <style:paragraph-properties fo:text-indent="0in"/>
    </style:style>
    <style:style style:name="T34" style:parent-style-name="DefaultParagraphFont" style:family="text">
      <style:text-properties fo:font-weight="bold" style:font-weight-asian="bold" style:font-weight-complex="bold" style:font-size-complex="13pt"/>
    </style:style>
    <style:style style:name="T35" style:parent-style-name="DefaultParagraphFont" style:family="text">
      <style:text-properties fo:font-weight="bold" style:font-weight-asian="bold" style:font-weight-complex="bold" style:font-size-complex="13pt"/>
    </style:style>
    <style:style style:name="P36" style:parent-style-name="_TEXT" style:list-style-name="LFO14" style:family="paragraph"/>
    <style:style style:name="P37" style:parent-style-name="_TEXT" style:list-style-name="LFO14" style:family="paragraph"/>
    <style:style style:name="P38" style:parent-style-name="_TEXT" style:list-style-name="LFO14" style:family="paragraph"/>
    <style:style style:name="P39" style:parent-style-name="_TEXT" style:list-style-name="LFO14" style:family="paragraph"/>
    <style:style style:name="P40" style:parent-style-name="_TEXT" style:list-style-name="LFO14" style:family="paragraph"/>
    <style:style style:name="P41" style:parent-style-name="_TEXT" style:list-style-name="LFO14" style:family="paragraph"/>
    <style:style style:name="P42" style:parent-style-name="_TEXT" style:list-style-name="LFO14" style:family="paragraph"/>
    <style:style style:name="T43" style:parent-style-name="DefaultParagraphFont" style:family="text">
      <style:text-properties fo:font-weight="bold" style:font-weight-asian="bold" style:font-weight-complex="bold" fo:color="#000000" fo:font-size="13pt" style:font-size-asian="13pt" style:font-size-complex="13pt"/>
    </style:style>
    <style:style style:name="P44" style:parent-style-name="_TEXT" style:list-style-name="LFO15" style:family="paragraph"/>
    <style:style style:name="P45" style:parent-style-name="_TEXT" style:list-style-name="LFO15" style:family="paragraph"/>
    <style:style style:name="P46" style:parent-style-name="_TEXT" style:list-style-name="LFO15" style:family="paragraph"/>
    <style:style style:name="P47" style:parent-style-name="_TEXT" style:list-style-name="LFO15" style:family="paragraph"/>
    <style:style style:name="T48" style:parent-style-name="DefaultParagraphFont" style:family="text">
      <style:text-properties fo:font-weight="bold" style:font-weight-asian="bold" style:font-weight-complex="bold" fo:color="#000000" fo:font-size="13pt" style:font-size-asian="13pt" style:font-size-complex="13pt"/>
    </style:style>
    <style:style style:name="P49" style:parent-style-name="_TEXT" style:list-style-name="LFO16" style:family="paragraph"/>
    <style:style style:name="P50" style:parent-style-name="_TEXT" style:list-style-name="LFO16" style:family="paragraph"/>
    <style:style style:name="P51" style:parent-style-name="_TEXT" style:list-style-name="LFO16" style:family="paragraph"/>
    <style:style style:name="P52" style:parent-style-name="_TEXT" style:list-style-name="LFO16" style:family="paragraph"/>
    <style:style style:name="P53" style:parent-style-name="_TEXT" style:list-style-name="LFO16" style:family="paragraph"/>
    <style:style style:name="P54" style:parent-style-name="_TEXT" style:list-style-name="LFO16" style:family="paragraph"/>
    <style:style style:name="P55" style:parent-style-name="_TEXT" style:list-style-name="LFO16" style:family="paragraph"/>
    <style:style style:name="P56" style:parent-style-name="_TEXT" style:list-style-name="LFO16" style:family="paragraph"/>
    <style:style style:name="P57" style:parent-style-name="_TEXT" style:list-style-name="LFO16" style:family="paragraph"/>
    <style:style style:name="T58" style:parent-style-name="DefaultParagraphFont" style:family="text">
      <style:text-properties fo:font-weight="bold" style:font-weight-asian="bold" style:font-weight-complex="bold" fo:color="#000000" style:font-size-complex="13pt"/>
    </style:style>
    <style:style style:name="P59" style:parent-style-name="_TEXT" style:list-style-name="LFO17" style:family="paragraph"/>
    <style:style style:name="P60" style:parent-style-name="_TEXT" style:list-style-name="LFO17" style:family="paragraph"/>
    <style:style style:name="P61" style:parent-style-name="_TEXT" style:list-style-name="LFO17" style:family="paragraph"/>
    <style:style style:name="P62" style:parent-style-name="_TEXT" style:list-style-name="LFO17" style:family="paragraph"/>
    <style:style style:name="P63" style:parent-style-name="Capitol" style:list-style-name="WW_OutlineListStyle" style:family="paragraph"/>
    <style:style style:name="P64" style:parent-style-name="Capitol" style:list-style-name="WW_OutlineListStyle" style:family="paragraph"/>
    <style:style style:name="P65" style:parent-style-name="Capitol" style:list-style-name="WW_OutlineListStyle" style:family="paragraph"/>
    <style:style style:name="P66" style:parent-style-name="Capitol" style:list-style-name="WW_OutlineListStyle" style:family="paragraph"/>
    <style:style style:name="P67" style:parent-style-name="Bibliography1" style:family="paragraph">
      <style:paragraph-properties>
        <style:tab-stops>
          <style:tab-stop style:type="left" style:position="0.3937in"/>
        </style:tab-stops>
      </style:paragraph-properties>
    </style:style>
    <style:style style:name="P68" style:parent-style-name="Bibliography1" style:family="paragraph">
      <style:paragraph-properties>
        <style:tab-stops>
          <style:tab-stop style:type="left" style:position="0.3937in"/>
        </style:tab-stops>
      </style:paragraph-properties>
    </style:style>
    <style:style style:name="P69" style:parent-style-name="Bibliography1" style:family="paragraph">
      <style:paragraph-properties>
        <style:tab-stops>
          <style:tab-stop style:type="left" style:position="0.3937in"/>
        </style:tab-stops>
      </style:paragraph-properties>
    </style:style>
    <style:style style:name="P70" style:parent-style-name="Bibliography1" style:family="paragraph">
      <style:paragraph-properties>
        <style:tab-stops>
          <style:tab-stop style:type="left" style:position="0.3937in"/>
        </style:tab-stops>
      </style:paragraph-properties>
    </style:style>
    <style:style style:name="P71" style:parent-style-name="Bibliography1" style:family="paragraph">
      <style:paragraph-properties>
        <style:tab-stops>
          <style:tab-stop style:type="left" style:position="0.3937in"/>
        </style:tab-stops>
      </style:paragraph-properties>
    </style:style>
    <style:style style:name="P72" style:parent-style-name="Bibliography1" style:family="paragraph">
      <style:paragraph-properties>
        <style:tab-stops>
          <style:tab-stop style:type="left" style:position="0.3937in"/>
        </style:tab-stops>
      </style:paragraph-properties>
    </style:style>
    <style:style style:name="P73" style:parent-style-name="Bibliography1" style:family="paragraph">
      <style:paragraph-properties>
        <style:tab-stops>
          <style:tab-stop style:type="left" style:position="0.3937in"/>
        </style:tab-stops>
      </style:paragraph-properties>
    </style:style>
    <style:style style:name="P74" style:parent-style-name="Bibliography1" style:family="paragraph">
      <style:paragraph-properties>
        <style:tab-stops>
          <style:tab-stop style:type="left" style:position="0.3937in"/>
        </style:tab-stops>
      </style:paragraph-properties>
    </style:style>
    <style:style style:name="P75" style:parent-style-name="Capitol" style:list-style-name="WW_OutlineListStyle" style:family="paragraph"/>
    <style:style style:name="P76" style:parent-style-name="Anexă" style:list-style-name="WW_OutlineListStyle" style:family="paragraph"/>
    <style:style style:name="P77" style:parent-style-name="_TEXT" style:family="paragraph">
      <style:text-properties fo:font-weight="bold" style:font-weight-asian="bold" style:font-weight-complex="bold"/>
    </style:style>
    <style:style style:name="T78" style:parent-style-name="DefaultParagraphFont" style:family="text">
      <style:text-properties style:font-name="Courier New" fo:color="#3F7F5F" fo:font-size="10pt" style:font-size-asian="10pt"/>
    </style:style>
  </office:automatic-styles>
  <office:body>
    <office:text text:use-soft-page-breaks="true">
      <text:p text:style-name="P1">UNIVERSITATEA TEHNICĂ „Gheorghe Asachi” din IAȘI</text:p>
      <text:p text:style-name="TextCoperta">FACULTATEA DE AUTOMATICĂ ȘI CALCULATOARE</text:p>
      <text:p text:style-name="TextCoperta">DOMENIUL: Calculatoare</text:p>
      <text:p text:style-name="TextCoperta">SPECIALIZAREA: Calculatoare Încorporate</text:p>
      <text:p text:style-name="TextCoperta"/>
      <text:p text:style-name="TextCoperta"/>
      <text:p text:style-name="TextCoperta"/>
      <text:p text:style-name="TextCoperta"/>
      <text:p text:style-name="TextCoperta"/>
      <text:p text:style-name="TextCoperta"/>
      <text:p text:style-name="P3">3D Multiplayer Checkers with</text:p>
      <text:p text:style-name="P4">Leap Motion</text:p>
      <text:p text:style-name="TextCoperta"/>
      <text:p text:style-name="P5"/>
      <text:p text:style-name="P6">Joc de dame 3D<text:s/>multiplayer utilizând tehnologia Leap Motion</text:p>
      <text:p text:style-name="TextCoperta"/>
      <text:p text:style-name="P7">PROIECT</text:p>
      <text:p text:style-name="P8">PROIECTAREA SISTEMELOR</text:p>
      <text:p text:style-name="P9">DE</text:p>
      <text:p text:style-name="P10">INTERACȚIUNE OM-CALCULATOR</text:p>
      <text:p text:style-name="TextCoperta"/>
      <text:p text:style-name="TextCoperta">Coordonator științific,</text:p>
      <text:p text:style-name="TextCoperta"><text:span text:style-name="T11">Conf.dr.ing. Robert-Gabriel Lupu</text:span></text:p>
      <text:p text:style-name="P12">Studenți:</text:p>
      <text:p text:style-name="P13">Bogdan Bălău</text:p>
      <text:p text:style-name="P14">Vlad Puf</text:p>
      <text:p text:style-name="P15"/>
      <text:table-of-content text:name="_TOC0">
        <text:table-of-content-source text:outline-level="5"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17">Cuprins</text:p>
          <text:p text:style-name="Contents1">Planificarea proiectului<text:s/>pe parcursul semestrului<text:tab/>1</text:p>
          <text:p text:style-name="Contents1"><text:a xlink:href="#__RefHeading__8225_2127286618" office:target-frame-name="_top" xlink:show="replace">Capitolul 1. <text:s/></text:a><text:a xlink:href="#__RefHeading__8225_2127286618" office:target-frame-name="_top" xlink:show="replace">I</text:a>mplementarea jocului de dame<text:tab/>2</text:p>
          <text:p text:style-name="Contents1"><text:a xlink:href="#__RefHeading__11160_1794362497" office:target-frame-name="_top" xlink:show="replace">Capitolul 2. <text:s/></text:a><text:a xlink:href="#__RefHeading__11160_1794362497" office:target-frame-name="_top" xlink:show="replace">R</text:a>ealizarea interacțiunii om-calculator<text:tab/>10</text:p>
          <text:p text:style-name="Contents1"><text:a xlink:href="#__RefHeading__12279_1071978123" office:target-frame-name="_top" xlink:show="replace">Capitolul 3. <text:s/></text:a>Probleme întâlnite pe parcursul dezvoltării proiectului<text:tab/>16</text:p>
          <text:p text:style-name="Contents1"><text:a xlink:href="#__RefHeading__6326_59671573" office:target-frame-name="_top" xlink:show="replace"><text:s/>Anexe.</text:a><text:tab/>31</text:p>
          <text:p text:style-name="P18"><text:a xlink:href="#__RefHeading__6328_59671573" office:target-frame-name="_top" xlink:show="replace">Anexa 1. <text:s/>Cod<text:s/></text:a>sursă<text:a xlink:href="#__RefHeading__6328_59671573" office:target-frame-name="_top" xlink:show="replace">.</text:a><text:tab/>31</text:p>
        </text:index-body>
      </text:table-of-content>
      <text:p text:style-name="_TEXT"/>
      <text:p text:style-name="P19"/>
      <text:soft-page-break/>
      <text:p text:style-name="P20">3D Multiplayer Checkers with LeapMotion</text:p>
      <text:p text:style-name="P21"/>
      <text:p text:style-name="P22"><text:bookmark-start text:name="__RefHeading__657_1071978123"/>Rezumat<text:bookmark-end text:name="__RefHeading__657_1071978123"/></text:p>
      <text:p text:style-name="P23"/>
      <text:p text:style-name="P24">Proiectul constă în realizarea unui joc de dame (eng. Checkers) 3D în care cei doi concurenți realizează mutările, pe rand, cu ajutorul unui controller Leap Motion. Procesarea datelor oferite de Leap Motion s-a realizat în mediul de dezvoltare Unity, folosind limbajul C#.</text:p>
      <text:p text:style-name="P25">Motivația pentru a face acest proiect este reprezentată de dorința de a crea un joc de strategie multiplayer interactiv. De asemenea, acest tip de aplicatie ar putea fi folosita si de catre persoanele care sufera de afectiuni ce tin de controlul membrelor superioare, afectiuni care afecteaza capacitatea de a prinde un obiect si de a-l tine in mana. Cu putin mai multa procesare a datelor provenite de la Leap Motion (spre exemplu o mediere a ultimelor pozitii ale mainii), o persoana cu boala Parkinson ar putea folosi acest mijloc de interactiune cu calculatorul pentru a juca acest joc, fapt greu de realizat folosind un joc conventional cu piese fizice sau un dispozitiv de tip pointer obisunit (mouse).</text:p>
      <text:p text:style-name="P26">Dezvoltarea aplicației a cuprins două etape. Prima etapă a fost cea de realizare efectivă a jocului folosind controale<text:s/>obisnuite (mouse, tastatura)<text:s/>iar cea de-a doua etapă, cea de integrare a părții de interacțiune prin intermediul Leap Motion. Astfel, toate mutarile din joc se realizeaza prin gesturile mainii, interpretate de catre modulul Leap Motion si traduse in miscari pe tabla de joc.</text:p>
      <text:p text:style-name="P27">Pentru crearea jocului s-a folosit mediul de<text:s/>dezvoltare<text:s/>Unity, iar pentru designul tablei de joc precum și<text:s/>al<text:s/>pieselor<text:s/>s-a folosit un asset gratuit disponibil<text:s/>pe „Unity Asset Store”.</text:p>
      <text:p text:style-name="P28">În ceea ce privește interacțiunea om-calculator, mutarea pieselor aferente<text:s/>fiecărei runde se realizează<text:s/>prin intermediul unui program ce se foloseste de<text:s/>modulele software oferite de producătorul de dispozitive electronice și senzori, Leap Motion. Aceste module sunt destinate platformei de dezvoltare software Unity și sunt folosite pentru a recunoaște gesturi executate de către utilizator în câmpul vizual al camerelor<text:s/>infra-roșu ale<text:s/>controller-ului folosit. Altfel spus, aplicația identifică poziția palmei jucătorului, iar pe baza mișcării acesteia și a mișcărilor degetelor se realizează manipularea pieselor.</text:p>
      <text:p text:style-name="P29"><text:bookmark-start text:name="__RefHeading__5011_1794362497"/><text:soft-page-break/>Capitolul 1.<text:s/>Planificarea proiectului pe parcursul semestrului<text:bookmark-end text:name="__RefHeading__5011_1794362497"/></text:p>
      <text:p text:style-name="P33"><text:span text:style-name="T34">Săptămâ</text:span><text:span text:style-name="T35">nile 1-3</text:span></text:p>
      <text:p text:style-name="_TEXT"/>
      <text:list text:style-name="LFO14" text:continue-numbering="true">
        <text:list-item>
          <text:p text:style-name="P36">Documentare cu privire la potențialele teme<text:s/>(au intrat in discutie urmatoarele: Lego 3D, Sah 3D, Tetris etc)<text:s/>respectiv dispozitivele<text:s/>ce pot fi folosite pentru dezvoltărea<text:s/>proiectului (Kinect, Leap Motion, Tobii etc). De asemenea, au prezentat interes mediile de programare ce ar putea fi folosite precum și limbajele de programare.</text:p>
        </text:list-item>
        <text:list-item>
          <text:p text:style-name="P37">Alegerea proiectului -<text:s/>implementarea unui joc de dame care<text:s/>sa poată fi jucat de către doi jucători, dezvoltat în Unity, interacțiunea om-calculator bazându-se pe folosirea controller-ului Leap Motion.</text:p>
        </text:list-item>
        <text:list-item>
          <text:p text:style-name="P38">Instalarea mediului de<text:s/>dezvoltare<text:s/>Unity<text:s/>si testarea cu exemple de baza.</text:p>
        </text:list-item>
        <text:list-item>
          <text:p text:style-name="P39">Acomodarea cu mediul de dezvoltare folosit si cu facilitatile/limitarile pe care acesta le prezinta dar si cu limbajul de programare pentru scripturile ce stau la baza functionalitatii aplicatiilor (C#).</text:p>
        </text:list-item>
        <text:list-item>
          <text:p text:style-name="P40">S-a căutat un asset potrivit pentru compunerea efectivă a jocului și importarea acestuia în mediul de programare folosit.<text:s/>Assetul ales contine tabla de joc cu rama, piesele pentru jocul de dame cu o fata ce reprezinta piesa obisnuita si o fata ce reprezinta piese – rege (i se permite si mutari inapoi) dar si piese de sah care nu au fost folosite in cadrul acestui proiect.</text:p>
        </text:list-item>
        <text:list-item>
          <text:p text:style-name="P41">Achiziționarea controller-ului Leap Motion, configurarea și testarea acestuia.<text:s/>La fel ca mediul de dezvoltare Unity, Leap Motion a reprezentat un dispozitiv nou pentru noi cu care nu mai intrasem in contact prin prisma dezvoltarii concrete de aplicatii pe baza acestuia. Astfel a fost nevoie de o perioada de acomodare, de rulare de aplicatii cu scop demostrativ si construirea unor proiecte simple care sa verifice functionalitatile necesare.</text:p>
        </text:list-item>
        <text:list-item>
          <text:p text:style-name="P42">Planificarea muncii pentru restul săptămânilor rămase.</text:p>
        </text:list-item>
      </text:list>
      <text:p text:style-name="_TEXT"/>
      <text:p text:style-name="Standard"><text:span text:style-name="T43">Săptămânile 4-7</text:span></text:p>
      <text:p text:style-name="_TEXT"/>
      <text:list text:style-name="LFO15" text:continue-numbering="true">
        <text:list-item>
          <text:p text:style-name="P44">Documentare amănunțită cu privire la tema propusă – identificarea unui set de reguli ce urmeaza a fi implementat pentru joc si modul de desfasurare a acestuia.</text:p>
        </text:list-item>
        <text:list-item>
          <text:p text:style-name="P45">Realizarea unui proiect pilot.</text:p>
        </text:list-item>
        <text:list-item>
          <text:p text:style-name="P46">Alegerea unui sistem de<text:s/>control<text:s/>a versiunilor<text:s/>pentru un mod de lucru mai facil in echipa, GitHub.<text:s/>Astfel am putut lucra in paralel la proiect fara a fi nevoie sa transferam fisiere intre noi sau a lucra pe rand.</text:p>
        </text:list-item>
        <text:list-item>
          <text:p text:style-name="P47">Crearea de Repository in GitHub</text:p>
        </text:list-item>
      </text:list>
      <text:p text:style-name="_TEXT"/>
      <text:p text:style-name="Standard"><text:span text:style-name="T48">Săptămânile 8-12</text:span></text:p>
      <text:p text:style-name="_TEXT"/>
      <text:list text:style-name="LFO16" text:continue-numbering="true">
        <text:list-item>
          <text:p text:style-name="P49">Realizarea mediului de joc<text:s/>– amplasarea facila a tablei de joc intr-o pozitie centrata fata de originea mediul de dezvoltare Unity si in cadrul camerei ce reprezinta perspectiva pe care o are jucatorul</text:p>
        </text:list-item>
        <text:list-item>
          <text:p text:style-name="P50">Așezarea pieselor<text:s/>pe tabla de joc, pe mijlocul casutelor corespunzatoare si in functie de tipul de reguli ales (exista versiuni cu cate 2 si cu cate 3 randuri de piese).</text:p>
        </text:list-item>
        <text:list-item>
          <text:p text:style-name="P51">Implementarea mutărilor<text:s/>pieselor pe tabla de joc folosind initial ca input dispozitivul de tip pointer mouse. La apasarea butonului din stanga a mouseului se selecta piesa de la<text:s/><text:soft-page-break/>pozitia indicata de pointer si la eliberarea butonului se incerca mutarea piesei selectate la noua pozitie indicata de catre pointer.</text:p>
        </text:list-item>
        <text:list-item>
          <text:p text:style-name="P52">Adaugarea<text:s/>regulilor de joc<text:s/>astfel incat sa se execute doar mutari valide – la incercarea unei mutari se verifica toate conditiile necesare (vor fi prezentate intr-un capitol separat).</text:p>
        </text:list-item>
        <text:list-item>
          <text:p text:style-name="P53">Importarea modulelor de Leap Motion si Interaction Engine in proiectul de Unity si utilizarea modulelor de modele de maini si scripturile potrivite pentru a facilita functionalitatile puse la indemana de catre Interaction Engine.</text:p>
        </text:list-item>
        <text:list-item>
          <text:p text:style-name="P54">Definirea spatiului de interactiune virtual pe baza unghiului de la camera modulului Leap Motion si ajustarea acestuia pentru a acoperi toata tabla de joc, oferind<text:s/>o sensibilitate potrivita la miscare</text:p>
        </text:list-item>
        <text:list-item>
          <text:p text:style-name="P55">Inlocuirea interactiunii cu piesele de joc de la mouse la gesturi interpretate de Leap Motion – pozitia piesei de joc este aleasa pe baza pozitiei varfului degetului aratator iar ridicarea piesei se face prin apropierea oricaror 2 degete (pinch). Incercarea de asezare a piesei se face prin departarea degetelor folosite pentru ridicare (release pinch).</text:p>
        </text:list-item>
        <text:list-item>
          <text:p text:style-name="P56">Întocmirea unui schelet pentru documentatie.</text:p>
        </text:list-item>
        <text:list-item>
          <text:p text:style-name="P57">Finalizarea părții practice și testarea acesteia<text:s/>pentru a identifica posibile buguri si situatii neasteptate.</text:p>
        </text:list-item>
      </text:list>
      <text:p text:style-name="_TEXT"/>
      <text:p text:style-name="Standard"><text:span text:style-name="T58">Săptămânile 13-14</text:span></text:p>
      <text:p text:style-name="_TEXT"/>
      <text:list text:style-name="LFO17" text:continue-numbering="true">
        <text:list-item>
          <text:p text:style-name="P59">Prezentarea inițială a aplicației<text:s/>(Saptamana 13).</text:p>
        </text:list-item>
        <text:list-item>
          <text:p text:style-name="P60">Pregătirea prezentării Power Point și a discursului.</text:p>
        </text:list-item>
        <text:list-item>
          <text:p text:style-name="P61">Finalizarea tehnoredactării<text:s/>documentației</text:p>
        </text:list-item>
        <text:list-item>
          <text:p text:style-name="P62">Sustinerea prezentarii si a demo-ului.</text:p>
        </text:list-item>
      </text:list>
      <text:p text:style-name="_TEXT"/>
      <text:list text:style-name="WW_OutlineListStyle" text:continue-numbering="true">
        <text:list-item>
          <text:p text:style-name="P63"><text:bookmark-start text:name="__RefHeading__8225_2127286618"/><text:soft-page-break/>Implementarea jocului de dame<text:bookmark-end text:name="__RefHeading__8225_2127286618"/></text:p>
        </text:list-item>
      </text:list>
      <text:p text:style-name="_TEXT">Abc</text:p>
      <text:p text:style-name="_TEXT"/>
      <text:p text:style-name="_TEXT"/>
      <text:p text:style-name="_TEXT"/>
      <text:p text:style-name="_TEXT"/>
      <text:p text:style-name="_TEXT"/>
      <text:list text:style-name="WW_OutlineListStyle" text:continue-numbering="true">
        <text:list-item>
          <text:p text:style-name="P64"><text:bookmark-start text:name="__RefHeading__11160_1794362497"/><text:soft-page-break/>Realizarea interacțiunii om-calculator<text:bookmark-end text:name="__RefHeading__11160_1794362497"/></text:p>
        </text:list-item>
      </text:list>
      <text:p text:style-name="_TEXT">Abc</text:p>
      <text:list text:style-name="WW_OutlineListStyle" text:continue-numbering="true">
        <text:list-item>
          <text:p text:style-name="P65"><text:bookmark-start text:name="__RefHeading__12279_1071978123"/><text:soft-page-break/>Probleme întâlnite pe parcursul dezvoltării proiectului<text:bookmark-end text:name="__RefHeading__12279_1071978123"/></text:p>
        </text:list-item>
      </text:list>
      <text:p text:style-name="_TEXT">Abc</text:p>
      <text:list text:style-name="WW_OutlineListStyle" text:continue-numbering="true">
        <text:list-item>
          <text:p text:style-name="P66"><text:bookmark-start text:name="BIBLIOGRAFIE"/><text:bookmark-start text:name="__RefHeading__6324_59671573"/><text:soft-page-break/>B<text:bookmark-end text:name="BIBLIOGRAFIE"/>ibliografie<text:bookmark-end text:name="__RefHeading__6324_59671573"/></text:p>
        </text:list-item>
      </text:list>
      <text:p text:style-name="P67"/>
      <text:p text:style-name="P68">[1]<text:tab/>abc</text:p>
      <text:p text:style-name="P69">[2]<text:s/><text:tab/>abc</text:p>
      <text:p text:style-name="P70">[3]<text:tab/>abc</text:p>
      <text:p text:style-name="P71">[4]<text:tab/>abc</text:p>
      <text:p text:style-name="P72">[5]<text:tab/>abc</text:p>
      <text:p text:style-name="P73">[6]<text:tab/>abc</text:p>
      <text:p text:style-name="P74">[7]<text:tab/>abc</text:p>
      <text:list text:style-name="WW_OutlineListStyle" text:continue-numbering="true">
        <text:list-item>
          <text:p text:style-name="P75"><text:bookmark-start text:name="__RefHeading__6326_59671573"/><text:soft-page-break/>Anexe.<text:bookmark-end text:name="__RefHeading__6326_59671573"/></text:p>
          <text:list text:continue-numbering="true">
            <text:list-item>
              <text:list>
                <text:list-item>
                  <text:list>
                    <text:list-item>
                      <text:list>
                        <text:list-item>
                          <text:p text:style-name="P76"><text:bookmark-start text:name="__RefHeading__6328_59671573"/>Cod sursă<text:bookmark-end text:name="__RefHeading__6328_59671573"/></text:p>
                        </text:list-item>
                      </text:list>
                    </text:list-item>
                  </text:list>
                </text:list-item>
              </text:list>
            </text:list-item>
          </text:list>
        </text:list-item>
      </text:list>
      <text:p text:style-name="P77"/>
      <text:p text:style-name="_COD"><text:span text:style-name="T78">//Code will follow soon – nothing available at the moment</text:span><?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ro" style:country-asian="RO" style:language-complex="ar" style:country-complex="SA" style:text-combine="none" fo:hyphenate="true"/>
    </style:default-style>
    <style:style style:name="Heading1" style:display-name="Heading 1" style:family="paragraph" style:parent-style-name="Heading" style:next-style-name="Textbodyindent" style:default-outline-level="1">
      <style:paragraph-properties fo:break-before="page" fo:margin-bottom="0.1666in" fo:margin-left="0.4923in">
        <style:tab-stops>
          <style:tab-stop style:type="left" style:position="0.2993in"/>
        </style:tab-stops>
      </style:paragraph-properties>
      <style:text-properties style:font-name="Times New Roman" fo:font-weight="bold" style:font-weight-asian="bold" style:font-weight-complex="bold" fo:color="#004586" fo:hyphenate="false"/>
    </style:style>
    <style:style style:name="Heading2" style:display-name="Heading 2" style:family="paragraph" style:parent-style-name="Heading" style:next-style-name="Textbodyindent" style:default-outline-level="2">
      <style:paragraph-properties fo:margin-top="0.1652in" fo:margin-bottom="0.0826in" fo:margin-left="0.4923in">
        <style:tab-stops/>
      </style:paragraph-properties>
      <style:text-properties style:font-name="Times New Roman" fo:font-weight="bold" style:font-weight-asian="bold" style:font-weight-complex="bold" fo:font-style="italic" style:font-style-asian="italic" style:font-style-complex="italic" fo:color="#004586" fo:hyphenate="false"/>
    </style:style>
    <style:style style:name="Heading3" style:display-name="Heading 3" style:family="paragraph" style:parent-style-name="Heading" style:next-style-name="Textbodyindent" style:default-outline-level="3">
      <style:paragraph-properties fo:margin-top="0.1652in" fo:margin-bottom="0.0826in" fo:margin-left="0.4923in">
        <style:tab-stops/>
      </style:paragraph-properties>
      <style:text-properties style:font-name="Times New Roman" fo:font-weight="bold" style:font-weight-asian="bold" style:font-weight-complex="bold" fo:color="#004586" fo:hyphenate="false"/>
    </style:style>
    <style:style style:name="Heading4" style:display-name="Heading 4" style:family="paragraph" style:parent-style-name="Heading" style:next-style-name="Textbody" style:default-outline-level="4">
      <style:paragraph-properties fo:margin-top="0.1652in" fo:margin-bottom="0.0826in" fo:margin-left="0.4923in">
        <style:tab-stops/>
      </style:paragraph-properties>
      <style:text-properties style:font-name="Times New Roman" fo:font-weight="bold" style:font-weight-asian="bold" style:font-weight-complex="bold" fo:font-style="italic" style:font-style-asian="italic" style:font-style-complex="italic" fo:color="#004586" fo:font-size="12pt" style:font-size-asian="12pt" fo:hyphenate="false"/>
    </style:style>
    <style:style style:name="Heading5" style:display-name="Heading 5" style:family="paragraph" style:parent-style-name="Heading" style:next-style-name="Textbodyindent" style:default-outline-level="5">
      <style:paragraph-properties fo:margin-top="0.1652in" fo:margin-bottom="0.0826in" fo:margin-left="0.4923in">
        <style:tab-stops/>
      </style:paragraph-properties>
      <style:text-properties style:font-name="Times New Roman" fo:font-weight="bold" style:font-weight-asian="bold" style:font-weight-complex="bold" fo:font-style="italic" style:font-style-asian="italic" fo:color="#004586" fo:font-size="13pt" style:font-size-asian="13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paragraph-properties fo:margin-left="0.4923in">
        <style:tab-stops/>
      </style:paragraph-properties>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Textbody">
      <style:paragraph-properties text:number-lines="false" fo:text-align="center" fo:margin-bottom="0.1576in"/>
      <style:text-properties fo:font-style="italic" style:font-style-asian="italic" style:font-style-complex="italic" fo:hyphenate="fals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bottom="0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15%">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line-height="115%"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font-size="11pt" style:font-size-asian="11pt"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text-scale="90%" fo:font-size="11pt" style:font-size-asian="11pt" fo:hyphenate="false"/>
    </style:style>
    <style:style style:name="Title" style:display-name="Title" style:family="paragraph" style:parent-style-name="Heading" style:next-style-name="Textbody">
      <style:paragraph-properties fo:text-align="center"/>
      <style:text-properties style:font-name="Cambria" fo:font-weight="bold" style:font-weight-asian="bold" style:font-weight-complex="bold" fo:font-size="28pt" style:font-size-asian="28pt" style:font-size-complex="28pt" fo:hyphenate="fals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border="0in none #000000" fo:padding="0.0138in" style:shadow="non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border="0in none #000000" fo:padding="0.0138in" style:shadow="non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Capitol" style:display-name="1 Capitol" style:family="paragraph" style:next-style-name="_TEXT" style:default-outline-level="1">
      <style:paragraph-properties fo:break-before="page" fo:margin-top="0.1652in" fo:margin-bottom="0.1652in" fo:text-indent="0.5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fo:margin-left="0.5in">
        <style:tab-stops/>
      </style:paragraph-properties>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fo:margin-left="0.5in">
        <style:tab-stops/>
      </style:paragraph-properties>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fo:margin-left="0.5in">
        <style:tab-stops/>
      </style:paragraph-properties>
      <style:text-properties fo:color="#004586" fo:font-size="13pt" style:font-size-asian="13pt" fo:hyphenate="false"/>
    </style:style>
    <style:style style:name="Anexă" style:display-name="5 Anexă" style:family="paragraph" style:next-style-name="_TEXT" style:list-style-name="WW_OutlineListStyle" style:default-outline-level="5">
      <style:paragraph-properties fo:margin-top="0.1652in" fo:margin-bottom="0.0826in" fo:margin-left="0.5in">
        <style:tab-stops/>
      </style:paragraph-properties>
      <style:text-properties fo:font-weight="bold" style:font-weight-asian="bold" fo:font-style="italic" style:font-style-asian="italic" fo:color="#004586" fo:font-size="13pt" style:font-size-asian="13pt" fo:hyphenate="fals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6.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fo:font-style="italic" style:font-style-asian="italic" style:font-style-complex="italic" fo:background-color="transparent"/>
    </style:style>
    <style:style style:name="OOoComputerCode" style:display-name="OOoComputerCode" style:family="text">
      <style:text-properties style:font-name="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fo:color="#008000" style:text-scale="90%" fo:font-size="11pt" style:font-size-asian="11pt" fo:background-color="transparent"/>
    </style:style>
    <style:style style:name="_FORMULA" style:display-name="_FORMULA" style:family="text">
      <style:text-properties style:font-name="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style:style>
    <style:style style:name="DropCaps" style:display-name="Drop Caps" style:family="text"/>
    <style:style style:name="_CODE" style:display-name="_CODE" style:family="text">
      <style:text-properties style:font-name="Consolas" fo:font-style="normal" style:font-style-asian="normal" style:text-scale="90%" fo:font-size="12pt" style:font-size-asian="12pt"/>
    </style:style>
    <style:style style:name="Endnoteanchor" style:display-name="Endnote anchor" style:family="text">
      <style:text-properties style:text-position="super 66.6%"/>
    </style:style>
    <style:style style:name="EndnoteSymbol" style:display-name="Endnote Symbol" style:family="text"/>
    <style:style style:name="_OOoComputerBaseNoLocale" style:display-name="_OOoComputerBaseNoLocale" style:family="text" style:parent-style-name="_OOoComputerBase">
      <style:text-properties style:font-name="Consolas" fo:color="#000000" style:text-scale="90%" fo:font-size="11pt" style:font-size-asian="11pt" fo:background-color="transparent"/>
    </style:style>
    <style:style style:name="_OOoComputerSpecial" style:display-name="_OOoComputerSpecial" style:family="text" style:parent-style-name="_OOoComputerBaseNoLocale">
      <style:text-properties style:font-name="Consolas" fo:color="#000000" style:text-scale="90%" fo:font-size="11pt" style:font-size-asian="11pt" fo:background-color="transparent"/>
    </style:style>
    <style:style style:name="_OOoComputerNumber" style:display-name="_OOoComputerNumber" style:family="text" style:parent-style-name="_OOoComputerBase">
      <style:text-properties style:font-name="Consolas" fo:color="#FF3200" style:text-scale="90%" fo:font-size="11pt" style:font-size-asian="11pt" fo:background-color="transparent"/>
    </style:style>
    <style:style style:name="_OOoComputerAltKeyWord" style:display-name="_OOoComputerAltKeyWord" style:family="text" style:parent-style-name="_OOoComputerBase">
      <style:text-properties style:font-name="Consolas" fo:color="#320080" style:text-scale="90%" fo:font-size="11pt" style:font-size-asian="11pt" fo:background-color="transparent"/>
    </style:style>
    <style:style style:name="SourceText" style:display-name="Source Text" style:family="text">
      <style:text-properties style:font-name="Liberation Mono" style:font-name-asian="NSimSun" style:font-name-complex="Liberation Mono"/>
    </style:style>
    <text:list-style style:name="WW_OutlineListStyle" style:display-name="WW_OutlineListStyle">
      <text:list-level-style-number text:level="1" style:num-prefix="Capitolul "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prefix="Anexa " style:num-suffix=". "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ist1_1" style:display-name="List 1_1">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bullet text:level="4" text:bullet-char="▪">
        <style:list-level-properties fo:text-align="end"/>
      </text:list-level-style-bullet>
      <text:list-level-style-bullet text:level="5" text:bullet-char="▫">
        <style:list-level-properties fo:text-align="end"/>
      </text:list-level-style-bullet>
      <text:list-level-style-bullet text:level="6" text:bullet-char="›">
        <style:list-level-properties fo:text-align="end"/>
      </text:list-level-style-bullet>
      <text:list-level-style-bullet text:level="7" text:bullet-char="•">
        <style:list-level-properties fo:text-align="end"/>
      </text:list-level-style-bullet>
      <text:list-level-style-bullet text:level="8" text:bullet-char="•">
        <style:list-level-properties fo:text-align="end"/>
      </text:list-level-style-bullet>
      <text:list-level-style-bullet text:level="9" text:bullet-char="•">
        <style:list-level-properties fo:text-align="end"/>
      </text:list-level-style-bullet>
    </text:list-style>
    <text:list-style style:name="List2_1" style:display-name="List 2_1">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bullet text:level="4" text:bullet-char="−">
        <style:list-level-properties fo:text-align="end"/>
      </text:list-level-style-bullet>
      <text:list-level-style-bullet text:level="5" text:bullet-char="−">
        <style:list-level-properties fo:text-align="end"/>
      </text:list-level-style-bullet>
      <text:list-level-style-bullet text:level="6" text:bullet-char="−">
        <style:list-level-properties fo:text-align="end"/>
      </text:list-level-style-bullet>
      <text:list-level-style-bullet text:level="7" text:bullet-char="−">
        <style:list-level-properties fo:text-align="end"/>
      </text:list-level-style-bullet>
      <text:list-level-style-bullet text:level="8" text:bullet-char="−">
        <style:list-level-properties fo:text-align="end"/>
      </text:list-level-style-bullet>
      <text:list-level-style-bullet text:level="9" text:bullet-char="−">
        <style:list-level-properties fo:text-align="end"/>
      </text:list-level-style-bullet>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31" style:display-name="List 31">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41" style:display-name="List 41">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51" style:display-name="List 51">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Numbering1_1" style:display-name="Numbering 1_1">
      <text:list-level-style-number text:level="1" style:num-suffix="." style:num-format="1">
        <style:list-level-properties fo:text-align="end"/>
      </text:list-level-style-number>
      <text:list-level-style-number text:level="2" style:num-suffix=")." style:num-format="a" style:num-letter-sync="true">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fo:text-align="end"/>
      </text:list-level-style-number>
      <text:list-level-style-number text:level="5" style:num-suffix="." style:num-format="1">
        <style:list-level-properties fo:text-align="end"/>
      </text:list-level-style-number>
      <text:list-level-style-number text:level="6" style:num-suffix="." style:num-format="1">
        <style:list-level-properties fo:text-align="end"/>
      </text:list-level-style-number>
      <text:list-level-style-number text:level="7" style:num-suffix="." style:num-format="1">
        <style:list-level-properties fo:text-align="end"/>
      </text:list-level-style-number>
      <text:list-level-style-number text:level="8" style:num-suffix="." style:num-format="1">
        <style:list-level-properties fo:text-align="end"/>
      </text:list-level-style-number>
      <text:list-level-style-number text:level="9" style:num-suffix="." style:num-format="1">
        <style:list-level-properties fo:text-align="end"/>
      </text:list-level-style-number>
    </text:list-style>
    <text:list-style style:name="Numbering2" style:display-name="Numbering 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_Listăcubuline" style:display-name="_Listă cu buline">
      <text:list-level-style-bullet text:level="1" text:bullet-char="•">
        <style:list-level-properties fo:text-align="center"/>
      </text:list-level-style-bullet>
      <text:list-level-style-bullet text:level="2" text:bullet-char="−">
        <style:list-level-properties fo:text-align="center"/>
      </text:list-level-style-bullet>
      <text:list-level-style-bullet text:level="3" text:bullet-char="◦">
        <style:list-level-properties fo:text-align="center"/>
      </text:list-level-style-bullet>
      <text:list-level-style-bullet text:level="4" text:bullet-char="▪">
        <style:list-level-properties fo:text-align="center"/>
      </text:list-level-style-bullet>
      <text:list-level-style-bullet text:level="5" text:bullet-char="▫">
        <style:list-level-properties fo:text-align="center"/>
      </text:list-level-style-bullet>
      <text:list-level-style-bullet text:level="6" text:bullet-char="›">
        <style:list-level-properties fo:text-align="center"/>
      </text:list-level-style-bullet>
      <text:list-level-style-bullet text:level="7" text:bullet-char="»">
        <style:list-level-properties fo:text-align="center"/>
      </text:list-level-style-bullet>
      <text:list-level-style-bullet text:level="8" text:bullet-char="›">
        <style:list-level-properties fo:text-align="center"/>
      </text:list-level-style-bullet>
      <text:list-level-style-bullet text:level="9" text:bullet-char="›">
        <style:list-level-properties fo:text-align="center"/>
      </text:list-level-style-bullet>
    </text:list-style>
    <text:list-style style:name="_Listăculiniue" style:display-name="_Listă cu liniuțe">
      <text:list-level-style-bullet text:level="1" text:bullet-char="−">
        <style:list-level-properties fo:text-align="center"/>
      </text:list-level-style-bullet>
      <text:list-level-style-bullet text:level="2" text:bullet-char="−">
        <style:list-level-properties fo:text-align="center"/>
      </text:list-level-style-bullet>
      <text:list-level-style-bullet text:level="3" text:bullet-char="−">
        <style:list-level-properties fo:text-align="center"/>
      </text:list-level-style-bullet>
      <text:list-level-style-bullet text:level="4" text:bullet-char="−">
        <style:list-level-properties fo:text-align="center"/>
      </text:list-level-style-bullet>
      <text:list-level-style-bullet text:level="5" text:bullet-char="−">
        <style:list-level-properties fo:text-align="center"/>
      </text:list-level-style-bullet>
      <text:list-level-style-bullet text:level="6" text:bullet-char="−">
        <style:list-level-properties fo:text-align="center"/>
      </text:list-level-style-bullet>
      <text:list-level-style-bullet text:level="7" text:bullet-char="−">
        <style:list-level-properties fo:text-align="center"/>
      </text:list-level-style-bullet>
      <text:list-level-style-bullet text:level="8" text:bullet-char="−">
        <style:list-level-properties fo:text-align="center"/>
      </text:list-level-style-bullet>
      <text:list-level-style-bullet text:level="9" text:bullet-char="−">
        <style:list-level-properties fo:text-align="center"/>
      </text:list-level-style-bullet>
    </text:list-style>
    <text:list-style style:name="_Listănumerotată" style:display-name="_Listă numerotată">
      <text:list-level-style-number text:level="1" style:num-suffix="." style:num-format="1">
        <style:list-level-properties fo:text-align="end"/>
      </text:list-level-style-number>
      <text:list-level-style-number text:level="2" style:num-suffix=")." style:num-format="a" style:num-letter-sync="true">
        <style:list-level-properties fo:text-align="end"/>
      </text:list-level-style-number>
      <text:list-level-style-number text:level="3" style:num-suffix="." style:num-format="I">
        <style:list-level-properties fo:text-align="end"/>
      </text:list-level-style-number>
      <text:list-level-style-number text:level="4" style:num-suffix="." style:num-format="i">
        <style:list-level-properties fo:text-align="end"/>
      </text:list-level-style-number>
      <text:list-level-style-number text:level="5" style:num-suffix="." style:num-format="A" style:num-letter-sync="true">
        <style:list-level-properties fo:text-align="end"/>
      </text:list-level-style-number>
      <text:list-level-style-number text:level="6" style:num-suffix="." style:num-format="1">
        <style:list-level-properties fo:text-align="end"/>
      </text:list-level-style-number>
      <text:list-level-style-number text:level="7" style:num-suffix="." style:num-format="1">
        <style:list-level-properties fo:text-align="end"/>
      </text:list-level-style-number>
      <text:list-level-style-number text:level="8" style:num-suffix="." style:num-format="1">
        <style:list-level-properties fo:text-align="end"/>
      </text:list-level-style-number>
      <text:list-level-style-number text:level="9" style:num-suffix="." style:num-format="1">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suffix="." style:num-format="1">
        <style:list-level-properties/>
      </text:outline-level-style>
      <text:outline-level-style text:level="7" style:num-suffix="." style:num-format="1">
        <style:list-level-properties/>
      </text:outline-level-style>
      <text:outline-level-style text:level="8" style:num-suffix="." style:num-format="1">
        <style:list-level-properties/>
      </text:outline-level-style>
      <text:outline-level-style text:level="9" style:num-suffix="." style:num-format="1">
        <style:list-level-properties/>
      </text:outline-level-style>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4916in" fo:margin-left="0.984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16" style:parent-style-name="TextCoperta" style:family="paragraph">
      <style:paragraph-properties fo:text-align="center" fo:margin-left="0in">
        <style:tab-stops/>
      </style:paragraph-properties>
    </style:style>
    <style:page-layout style:name="PL2">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0" style:parent-style-name="Headerleft" style:family="paragraph">
      <style:text-properties fo:font-size="11pt" style:font-size-asian="11pt" style:font-size-complex="11pt"/>
    </style:style>
    <style:style style:name="P31" style:parent-style-name="Footer" style:family="paragraph">
      <style:paragraph-properties fo:text-align="center"/>
      <style:text-properties fo:language="en" fo:country="US"/>
    </style:style>
    <style:style style:name="P32" style:parent-style-name="Footer" style:family="paragraph">
      <style:paragraph-properties fo:text-align="start"/>
    </style:style>
  </office:automatic-styles>
  <office:master-styles>
    <style:master-page style:name="MP0" style:page-layout-name="PL0"/>
    <style:master-page style:next-style-name="MP0" style:name="MPF0" style:page-layout-name="PL0">
      <style:footer>
        <text:p text:style-name="P2">Iași, 2020</text:p>
      </style:footer>
    </style:master-page>
    <style:master-page style:name="MP1" style:page-layout-name="PL1"/>
    <style:master-page style:next-style-name="MP1" style:name="MPF1" style:page-layout-name="PL1">
      <style:footer>
        <text:p text:style-name="P16">Iași, 2020</text:p>
      </style:footer>
    </style:master-page>
    <style:master-page style:name="MP2" style:page-layout-name="PL2">
      <style:header>
        <text:p text:style-name="Header"/>
      </style:header>
      <style:header-left>
        <text:p text:style-name="P30"/>
      </style:header-left>
      <style:footer>
        <text:p text:style-name="P31"/>
      </style:footer>
      <style:footer-left>
        <text:p text:style-name="P32"/>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Lucrare de diploma</dc:title>
    <meta:initial-creator>Bogdan Balau</meta:initial-creator>
    <dc:creator>RePack by Diakov</dc:creator>
    <meta:creation-date>2010-11-17T16:34:00Z</meta:creation-date>
    <dc:date>2020-01-13T19:48:00Z</dc:date>
    <meta:print-date>2014-05-05T17:43:00Z</meta:print-date>
    <meta:template xlink:href="Normal" xlink:type="simple"/>
    <meta:editing-cycles>9</meta:editing-cycles>
    <meta:editing-duration>PT563880S</meta:editing-duration>
    <meta:document-statistic meta:page-count="11" meta:paragraph-count="15" meta:word-count="1155" meta:character-count="7843" meta:row-count="55" meta:non-whitespace-character-count="6703"/>
  </office:meta>
</office:document-meta>
</file>